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Text_20_body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важаемые коллеги!</text:p>
      <text:p text:style-name="Text_20_body">  Постановлением Правительства Санкт-Петербурга от 20.11.2019 № 797 «О переименовании, изменении цели и определении предмета деятельности Санкт-Петербургского государственного казенного учреждения «Инспекция Комитета по образованию» Центр аттестации работников образования включен в состав Санкт-Петербургского государственного казенного учреждения «Центр аттестации и мониторинга Комитета по образованию».<text:line-break/>  При этом действующий порядок оказания государственной услуги сохранился: заявления для аттестации на первую (высшую) квалификационную категорию направляются в аттестационную комиссию через МФЦ или Портал;<text:line-break/>  индивидуальная папка профессиональных достижений педагогического работника на бумажном носителе <text:span text:style-name="Strong_20_Emphasis">предоставляется в Центр аттестации и мониторинга по адресу Московский пр., д. 52 лит.А,</text:span><text:line-break/>  тел. 8 (812) 246-12-51 – отдел аттестации Санкт-Петербургского государственного казенного учреждения «Центр аттестации и мониторинга Комитета по образованию»,<text:line-break/>  тел. 8 (812) 246-12-50 – начальник отдела аттестации Санкт-Петербургского государственное казенное учреждение «Центр аттестации и мониторинга Комитета по образованию»;<text:line-break/>  электронная форма подачи документов осталась без изменений.<text:line-break/>  Справочная информация, формы экспертных заключений об уровне профессиональной деятельности педагогических работников (по должностям) размещены на официальном сайте Комитета по образованию (http://k-obr.spb.ru/napravleniya-deyatelnosti/pedagogicheskie-kadry) в разделе «Аттестация педагогических работников», а также на официальном сайте Санкт-Петербургского государственного казенного учреждения «Центр аттестации и мониторинга Комитета по образованию» (https://inspect-ko.spb.ru).</text:p>
      <text:p text:style-name="P1">https://inspect-ko.spb.ru/%D0%B0%D1%82%D1%82%D0%B5%D1%81%D1%82%D0%B0%D1%86%D0%B8%D1%8F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4:11:00.778274205</meta:creation-date>
    <meta:editing-duration>PT12M28S</meta:editing-duration>
    <meta:editing-cycles>2</meta:editing-cycles>
    <meta:generator>LibreOffice/6.0.7.3$Linux_X86_64 LibreOffice_project/00m0$Build-3</meta:generator>
    <dc:date>2020-08-27T14:35:25.820233625</dc:date>
    <meta:document-statistic meta:table-count="0" meta:image-count="0" meta:object-count="0" meta:page-count="1" meta:paragraph-count="3" meta:word-count="175" meta:character-count="1781" meta:non-whitespace-character-count="1593"/>
  </office:meta>
</office:document-meta>
</file>